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automatic-styles>
    <style:style style:name="P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loext:padding="0cm" loext:border="none"/>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3.5pt" fo:letter-spacing="normal" fo:font-style="normal" fo:font-weight="normal" fo:background-color="#ffff00" loext:padding="0cm" loext:border="none"/>
    </style:style>
    <style:style style:name="P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75b35" style:font-size-asian="15.75pt" style:font-weight-asian="bold" style:font-size-complex="18pt" style:font-weight-complex="bold"/>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075b35"/>
    </style:style>
    <style:style style:name="P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fo:background-color="#ffff00" loext:padding="0cm" loext:border="none"/>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officeooo:paragraph-rsid="00075b35" loext:padding="0cm" loext:border="none"/>
    </style:style>
    <style:style style:name="P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6pt" fo:letter-spacing="normal" fo:font-style="normal" fo:font-weight="normal" loext:padding="0cm" loext:border="none"/>
    </style:style>
    <style:style style:name="P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style:style>
    <style:style style:name="P1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3.5pt" fo:letter-spacing="normal" fo:font-style="normal" fo:font-weight="normal" fo:background-color="#650953" loext:padding="0cm" loext:border="none"/>
    </style:style>
    <style:style style:name="P1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3.5pt" fo:letter-spacing="normal" fo:font-style="normal" fo:font-weight="normal" fo:background-color="#5983b0" loext:padding="0cm" loext:border="none"/>
    </style:style>
    <style:style style:name="P1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24pt" fo:letter-spacing="normal" fo:font-style="normal" fo:font-weight="bold" loext:padding="0cm" loext:border="none"/>
    </style:style>
    <style:style style:name="P1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81938" style:font-size-asian="15.75pt" style:font-weight-asian="bold" style:font-size-complex="18pt" style:font-weight-complex="bold"/>
    </style:style>
    <style:style style:name="P1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88004" style:font-size-asian="15.75pt" style:font-weight-asian="bold" style:font-size-complex="18pt" style:font-weight-complex="bold"/>
    </style:style>
    <style:style style:name="P1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officeooo:paragraph-rsid="00092879" loext:padding="0cm" loext:border="none"/>
    </style:style>
    <style:style style:name="P1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92879" style:font-size-asian="15.75pt" style:font-weight-asian="bold" style:font-size-complex="18pt" style:font-weight-complex="bold"/>
    </style:style>
    <style:style style:name="P17" style:family="paragraph" style:parent-style-name="Standard">
      <style:text-properties fo:font-size="14pt" officeooo:rsid="003025c3" officeooo:paragraph-rsid="000ad436" fo:background-color="transparent" style:font-size-asian="14pt" style:font-size-complex="14pt"/>
    </style:style>
    <style:style style:name="P18" style:family="paragraph" style:parent-style-name="Standard">
      <style:text-properties fo:font-size="14pt" officeooo:rsid="00429f6f" officeooo:paragraph-rsid="000ad436" fo:background-color="transparent" style:font-size-asian="14pt" style:font-size-complex="14pt"/>
    </style:style>
    <style:style style:name="P19" style:family="paragraph" style:parent-style-name="Standard">
      <style:text-properties fo:font-size="14pt" officeooo:rsid="0011a354" officeooo:paragraph-rsid="000ad436" fo:background-color="#650953" style:font-size-asian="14pt" style:font-size-complex="14pt"/>
    </style:style>
    <style:style style:name="P20" style:family="paragraph" style:parent-style-name="Standard">
      <style:text-properties fo:font-size="14pt" officeooo:rsid="00276fab" officeooo:paragraph-rsid="000ad436" fo:background-color="#5983b0" style:font-size-asian="14pt" style:font-size-complex="14pt"/>
    </style:style>
    <style:style style:name="P21" style:family="paragraph" style:parent-style-name="Standard">
      <style:text-properties fo:font-size="14pt" officeooo:rsid="00429f6f" officeooo:paragraph-rsid="000ad436" fo:background-color="#ffff00" style:font-size-asian="14pt" style:font-size-complex="14pt"/>
    </style:style>
    <style:style style:name="P22" style:family="paragraph" style:parent-style-name="Standard">
      <style:text-properties fo:font-size="14pt" officeooo:rsid="0011a354" officeooo:paragraph-rsid="000ad436" fo:background-color="#ffff00" style:font-size-asian="14pt" style:font-size-complex="14pt"/>
    </style:style>
    <style:style style:name="T1" style:family="text">
      <style:text-properties fo:font-size="14pt"/>
    </style:style>
    <style:style style:name="T2" style:family="text">
      <style:text-properties fo:font-size="16pt" loext:padding="0cm" loext:border="none"/>
    </style:style>
    <style:style style:name="T3" style:family="text">
      <style:text-properties loext:padding="0cm" loext:border="none"/>
    </style:style>
    <style:style style:name="T4" style:family="text">
      <style:text-properties fo:font-size="16pt"/>
    </style:style>
    <style:style style:name="T5" style:family="text">
      <style:text-properties fo:font-size="13.5pt" fo:background-color="#ffff00" loext:char-shading-value="0"/>
    </style:style>
    <style:style style:name="T6" style:family="text">
      <style:text-properties fo:background-color="#ffff00" loext:char-shading-value="0"/>
    </style:style>
    <style:style style:name="T7" style:family="text">
      <style:text-properties fo:font-size="18pt" fo:font-weight="bold" officeooo:rsid="00075b35" style:font-size-asian="15.75pt" style:font-weight-asian="bold" style:font-size-complex="18pt" style:font-weight-complex="bold"/>
    </style:style>
    <style:style style:name="T8" style:family="text">
      <style:text-properties officeooo:rsid="00081938"/>
    </style:style>
    <style:style style:name="T9" style:family="text">
      <style:text-properties officeooo:rsid="00088004"/>
    </style:style>
    <style:style style:name="T10" style:family="text">
      <style:text-properties officeooo:rsid="00092879"/>
    </style:style>
    <style:style style:name="T11" style:family="text">
      <style:text-properties officeooo:rsid="000ad436"/>
    </style:style>
    <style:style style:name="T12" style:family="text">
      <style:text-properties officeooo:rsid="00429f6f"/>
    </style:style>
    <style:style style:name="T13" style:family="text">
      <style:text-properties officeooo:rsid="00276fab"/>
    </style:style>
    <style:style style:name="T14" style:family="text">
      <style:text-properties officeooo:rsid="003a3c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MODAN SONRA</text:p>
      <text:p text:style-name="P2"/>
      <text:p text:style-name="P2"/>
      <text:p text:style-name="P1">Baxter bir odada baş ağrısı ile uyanır:</text:p>
      <text:p text:style-name="P3">BAXTER: “Ahh...”</text:p>
      <text:p text:style-name="P3">BAXTER: “Ne... Ne oldu?”</text:p>
      <text:p text:style-name="P3">BAXTER: “Benimle dalga geçiyor olmalı!”</text:p>
      <text:p text:style-name="P2"/>
      <text:p text:style-name="P2"/>
      <text:p text:style-name="P4">GÖREV BAŞLIĞI: The Kidnapping</text:p>
      <text:p text:style-name="P4">Açıklama :</text:p>
      <text:p text:style-name="P4">-Search the area.</text:p>
      <text:p text:style-name="P2"/>
      <text:p text:style-name="P1">Baxter ayağa kalkar ve etrafa bakar.</text:p>
      <text:p text:style-name="P1">Odada kilitli bir kapı vardır. Odanın ortasında kocaman bir saat vardır. Saatin önünde ise saatin kollarını oynatmaya yarayan iki buton vardır.</text:p>
      <text:p text:style-name="P2"/>
      <text:p text:style-name="P1">Eğer butonlardan birine basarsa:</text:p>
      <text:p text:style-name="P3">BAXTER: “Umarım bir şeyleri bozmam.”</text:p>
      <text:p text:style-name="P2"/>
      <text:p text:style-name="P4">GÖREV BAŞLIĞI: Escape From Trial</text:p>
      <text:p text:style-name="P4">Açıklama :</text:p>
      <text:p text:style-name="P4">-Find a way to escape from the Trial.</text:p>
      <text:p text:style-name="P5"/>
      <text:p text:style-name="P1">Birisi yelkovanı saat yönünde, diğeri saat yönünün tersine doğru döndürür. Etrafı biraz daha inceleyen Baxter, kilitli sandıklar keşfeder. Bu kilitler 4 hanelidir ve sembollerden oluşur. Sandıkların hemen yakınlarında ise saati andıran figürler vardır. Örneğin 12 çubuk eşit aralıklarla beyaz bir dairenin üstüne dizilmiş, ortaya ise 2 şişe koyulmuş. Hemen yandaki mum ışığı ise bu şişelere vuruyor ve saat 3:15 gibi bir illüzyon yaratıyor. Eğer saati 3:15’e kurarsa saatin ortasındaki uzun bir çubuktan, saatin etrafındaki 4 sütunun da 2’şer yüzüne doğru bir ışık vuruyor ve ışığın vurduğu ilk yüzde romen rakamlarıyla sırasıyla I, II, III ve IV sayıları, sütunların ışık vuran diğer yüzlerinde ise birer sembol bulunuyor. Romen rakamları şifrenin hangi sırada olduğunu sembollerle birlikte gösteriyor. Önreğin ilk sütunda I ve A sembolü bulunuyor, ikinci sütunda III ve B sembolü bulunuyor, üçüncü sütunda II ve K sembolü, son sütunda ise IV ve Z sembolü bulunuyor. Buna göre 3:15 saatine göre kilitlenmiş sandığın şifresinin sembolleri sırasıyla şöyle oluyor: AKBZ</text:p>
      <text:p text:style-name="P2"/>
      <text:p text:style-name="P1">Işıklar yandığında:</text:p>
      <text:p text:style-name="P3"><text:soft-page-break/>BAXTER: “Evet... bir şeyler oluyor gibi.”</text:p>
      <text:p text:style-name="P3">BAXTER: “Pekala, az önceki gibi. 1 2 3 ve 4”</text:p>
      <text:p text:style-name="P3">BAXTER: “Bunu başarabilirim.”</text:p>
      <text:p text:style-name="P2"/>
      <text:p text:style-name="P1">Kilitleri açabilirse:</text:p>
      <text:p text:style-name="P3">BAXTER: “Beklediğimden daha kolaydı.”</text:p>
      <text:p text:style-name="P3">BAXTER: “Daha zor şeyleri de çözdüm.”</text:p>
      <text:p text:style-name="P3">BAXTER: “Güzel.”</text:p>
      <text:p text:style-name="P2"/>
      <text:p text:style-name="P1">Bu sırada 10-20 saniye aralıklarla ortaya çıkan Ghostly Piggies, oyuncuya gözükür ve ona zarar verir. Işığı ona doğru parlatarak tutarsak bir süre sonra yok olurlar:</text:p>
      <text:p text:style-name="P3">BAXTER: “GEBER!” (4-5 kez farklı)</text:p>
      <text:p text:style-name="P3">BAXTER: “LANET DOMUZ!” (2-3 kez farklı)</text:p>
      <text:p text:style-name="P6"><text:span text:style-name="T1">BAXTER: </text:span>“<text:span text:style-name="T1">IŞIK HOŞUNA GİTMEDİ HA!?” (2-3 kez farklı)</text:span></text:p>
      <text:p text:style-name="P6"><text:span text:style-name="T1">BAXTER: </text:span>“<text:span text:style-name="T1">GEBER İĞRENÇ YARATIK” (2-3 kez farklı)</text:span></text:p>
      <text:p text:style-name="P6"><text:span text:style-name="T1">BAXTER: </text:span>“<text:span text:style-name="T1">Aghh...” (6-7 kez farklı)</text:span></text:p>
      <text:p text:style-name="P6"><text:span text:style-name="T1">BAXTER: </text:span>“<text:span text:style-name="T1">YETER!” (2-3</text:span> <text:span text:style-name="T1">kez farklı)</text:span></text:p>
      <text:p text:style-name="P2"/>
      <text:p text:style-name="P1">Eğer Baxter tüm şifreleri çözüp içlerindeki pilleri hemen yakındaki makineye takarsa kapı açılır ve çıkış gözükür. Ghostly Piggies gelmeyi bırakır.</text:p>
      <text:p text:style-name="P2"/>
      <text:p text:style-name="P3">BAXTER: “Bu şekilde devam etmek gerçekten çok zor...”</text:p>
      <text:p text:style-name="P3">BAXTER: “Evelynn olmasa bu yerde biraz bile dayanamazdım.”</text:p>
      <text:p text:style-name="P2"/>
      <text:p text:style-name="P2"/>
      <text:p text:style-name="P7">Çıktıktan sonra Baxter kendisini Kütüphanede bulur. </text:p>
      <text:p text:style-name="P7"/>
      <text:p text:style-name="P4">GÖREV BAŞLIĞI: Bookworm * 2</text:p>
      <text:p text:style-name="P5"/>
      <text:p text:style-name="P7">Yani Whisperer’ın onu kaçırdığı yerde. Burada yapması gereken etrafı araştırıp işine yarayacak bilgiler bulmaktır. Çok geçmeden birkaç not bulur.</text:p>
      <text:p text:style-name="P1">Bu notlar mutfağın gizli geçidinden bahseder. Aynı zamanda gizli geçidi açmanın yolunun kütüphanededir.</text:p>
      <text:p text:style-name="P1">Kütüphanede whisperer geziyordur.</text:p>
      <text:p text:style-name="P2"/>
      <text:p text:style-name="P8">Reginald’ın Notu:</text:p>
      <text:p text:style-name="P2"/>
      <text:p text:style-name="P8">Sevgilim,</text:p>
      <text:p text:style-name="P8">Lanet olası doktorlar geldiğinden beri her şey daha kötü oldu. Onlar olmadan çok daha rahattık. Üstümüzde sürekli bazı testler uyguluyorlar. <text:soft-page-break/>Artık yemek almak için bile lanet bir form doldurmak zorundayız. Siktiğimin Alberto’su yüzünden bize deli gibi bakıyorlar. Kimse zavallı Bush’u öldürdükten sonra nereye gittiğini bilmiyor. Ama sesini bazı geceler halen duyabiliyorum, özellikle de kütüphanede! Emin değilim ancak kütüphanede birkaç gizli geçidin olduğunu düşünüyorum. Zaten bu iğrenç yerde şimdiye kadar çok ama çok fazla gizli geçit bulundu. Yakında istifamı verip buradan çıkacağım. Umarım bu mesajım seni sağ salim bulur, seni seviyorum.</text:p>
      <text:p text:style-name="P2"/>
      <text:p text:style-name="P8">-Reginald Everly</text:p>
      <text:p text:style-name="P2"/>
      <text:p text:style-name="P6"><text:span text:style-name="T1">BAXTER: </text:span>”<text:span text:style-name="T1">Olayların kötüleşeceği çok önceden belliymiş.”</text:span></text:p>
      <text:p text:style-name="P2"/>
      <text:p text:style-name="P2"/>
      <text:p text:style-name="P8">Mektupların Sınırlandırılması Hakkında:</text:p>
      <text:p text:style-name="P2"/>
      <text:p text:style-name="P8">Saygıdeğer Posta Görevlisi,</text:p>
      <text:p text:style-name="P8">Bu tarz dışarıya sızmaması gereken mektupları bana geri gönderdiğin için çok müteşekkirim. Reginald için sahte bir mektup yazıp size vereceğim. Üç gün sonra ona bu mektubu ona verebilirsiniz.</text:p>
      <text:p text:style-name="P2"/>
      <text:p text:style-name="P9"><text:span text:style-name="T2">Ayrıca Dr.Grimshaw size saygılarını iletiyor. Sanırım yine kütüphanede Reginald’ın da bahsettiği gizli geçidi arıyor. En son ihtiyarı,</text:span><text:span text:style-name="T3"> </text:span><text:span text:style-name="T2">Dr. Elara Voss ile birlikte masasının üstünde birkaç karalama yaparken görmüştüm.</text:span></text:p>
      <text:p text:style-name="P2"/>
      <text:p text:style-name="P8">Unutmadan, bizim için yaptıklarınızdan dolayı sizin için maden girişine bir kutu koydum. İçindekileri alabilirsiniz.</text:p>
      <text:p text:style-name="P2"/>
      <text:p text:style-name="P8">- Dr. Theodore</text:p>
      <text:p text:style-name="P2"/>
      <text:p text:style-name="P6"><text:span text:style-name="T1">BAXTER: </text:span>“<text:span text:style-name="T4">Sizi şerefsizler.”</text:span></text:p>
      <text:p text:style-name="P6"><text:span text:style-name="T1">BAXTER: </text:span>“<text:span text:style-name="T4">Araştırma için insanları göz göre göre öldürmüşler.”</text:span></text:p>
      <text:p text:style-name="P6"><text:span text:style-name="T1">BAXTER: </text:span>“<text:span text:style-name="T4">Şu bahsettikleri masayı bulsam iyi olur.”</text:span></text:p>
      <text:p text:style-name="P2"/>
      <text:p text:style-name="P2"/>
      <text:p text:style-name="P2"/>
      <text:p text:style-name="P2"/>
      <text:p text:style-name="P2"/>
      <text:p text:style-name="P2"><text:soft-page-break/></text:p>
      <text:p text:style-name="P4">GÖREV BAŞLIĞI: Elara Voss’ Drawings</text:p>
      <text:p text:style-name="P4">Açıklama :</text:p>
      <text:p text:style-name="P4">-Find the Elara Voss’ drawings in the Library.</text:p>
      <text:p text:style-name="P5"/>
      <text:p text:style-name="P2"/>
      <text:p text:style-name="P8">Dr.Elara Voss’un çizimleri:</text:p>
      <text:p text:style-name="P2"/>
      <text:p text:style-name="P8">I A</text:p>
      <text:p text:style-name="P8">II B</text:p>
      <text:p text:style-name="P8">III C</text:p>
      <text:p text:style-name="P2"/>
      <text:p text:style-name="P6"><text:span text:style-name="T1">BAXTER: </text:span>“<text:span text:style-name="T4">Tamamdır. Bunu halledebileceğimi düşünüyorum.”</text:span></text:p>
      <text:p text:style-name="P2"/>
      <text:p text:style-name="P2"/>
      <text:p text:style-name="P1">Baxter’ın yapması gereken şey kütüphane içerisindeki puzzle’ı çözmektir. Çözünce yakında bir yerden bir ses gelir.</text:p>
      <text:p text:style-name="P2"/>
      <text:p text:style-name="P4">GÖREV BAŞLIĞI: Secret Door</text:p>
      <text:p text:style-name="P4">Açıklama :</text:p>
      <text:p text:style-name="P4">-Find the hidden door in the Library.</text:p>
      <text:p text:style-name="P5"/>
      <text:p text:style-name="P3">BAXTER: “Bir şeyler duyuyorum!”</text:p>
      <text:p text:style-name="P2"/>
      <text:p text:style-name="P1">Oraya gidince bir kitaplığın hareket ettiğini görür. İçerisi dağınıktır. 1 yatak, dağınık yemekler vardır.</text:p>
      <text:p text:style-name="P2"/>
      <text:p text:style-name="P3">BAXTER: “İğrenç...”</text:p>
      <text:p text:style-name="P3">BAXTER: “Burada nasıl bir hayvan yaşamış?”</text:p>
      <text:p text:style-name="P2"/>
      <text:p text:style-name="P7">Odada bir not bulur.</text:p>
      <text:p text:style-name="P3">BAXTER: “Dişli çark buralarda olmalı.”</text:p>
      <text:p text:style-name="P2"/>
      <text:p text:style-name="P4">GÖREV BAŞLIĞI: Mechanical Man</text:p>
      <text:p text:style-name="P4">Açıklama :</text:p>
      <text:p text:style-name="P4">-Search the room for the gear. </text:p>
      <text:p text:style-name="P5"/>
      <text:p text:style-name="P2"/>
      <text:p text:style-name="P1"><text:soft-page-break/>Odanın hemen ileriside küçük bir giriş daha vardır. Oradan girince Baxter karşısında ölmüş 2 adam görür. Bu adamlar canice öldürülmüştür. Birisi duvara asılıdır. Üstünde ise bir çark vardır.</text:p>
      <text:p text:style-name="P2"/>
      <text:p text:style-name="P3">BAXTER: “Tanrım... Kusacağım...”</text:p>
      <text:p text:style-name="P1"><text:span text:style-name="T5">BAXTER: “Mutfaktaki mekanizmayı belki çalıştırabilirim.</text:span><text:span text:style-name="T6">”</text:span></text:p>
      <text:p text:style-name="P1"/>
      <text:p text:style-name="P4">GÖREV BAŞLIĞI: Gears</text:p>
      <text:p text:style-name="P4">Açıklama :</text:p>
      <text:p text:style-name="P4">-Place the gear to it’s place in the Kitchen.</text:p>
      <text:p text:style-name="P5"/>
      <text:p text:style-name="P2"/>
      <text:p text:style-name="P1">Eğer o anda whisperer tarafından takip edilmiyorsa karşısına whisperer çıkar.</text:p>
      <text:p text:style-name="P2"/>
      <text:p text:style-name="P1">Kütüphanede bulduğu dişli çarkı mutfaktaki yerine yerleştirir. Bu şekilde mutfaktaki gizli geçit açılır.</text:p>
      <text:p text:style-name="P2"/>
      <text:p text:style-name="P1">Baxter açılan geçidin çok küçük olmasından yakınır ancak eğilerek yavaş yavaş ilerlemeye devam eder:</text:p>
      <text:p text:style-name="P2"/>
      <text:p text:style-name="P4">GÖREV BAŞLIĞI: Secret Tunnel</text:p>
      <text:p text:style-name="P4">Açıklama :</text:p>
      <text:p text:style-name="P4">-Walk through the tunnel.</text:p>
      <text:p text:style-name="P5"/>
      <text:p text:style-name="P2"/>
      <text:p text:style-name="P3">BAXTER: “Tünelin sonu düzgün bir yere çıksa iyi olur.”<text:span text:style-name="T7"/></text:p>
      <text:p text:style-name="P2"/>
      <text:p text:style-name="P1">Baxter koridorda ilerlerken arkasından bozuk bir sesle “Üzgünüm...” denildiğini duyar. Arkasına dönse de kimseyi göremez.</text:p>
      <text:p text:style-name="P2"/>
      <text:p text:style-name="P10">Evelynn: “Baxter...”</text:p>
      <text:p text:style-name="P11">Albion: “Üzgünüm Evelynn...”</text:p>
      <text:p text:style-name="P10">Evelynn: “Artık kendine gelmelisin!”</text:p>
      <text:p text:style-name="P11">Albion: “Sana daha çok destek olmak istiyorum...”</text:p>
      <text:p text:style-name="P10">Evelynn: “Seni seviyorum lütfen...”</text:p>
      <text:p text:style-name="P11">Albion: “Seni eve bırakmalıyım.”</text:p>
      <text:p text:style-name="P2"/>
      <text:p text:style-name="P1">Baxter, uzunca basık koridordan geçtikçe bazı sesler duyar. Bazen Evelynn, bazen albion, bazen ise tanımlayamadığı canavarların sesleri.</text:p>
      <text:p text:style-name="P2"><text:soft-page-break/></text:p>
      <text:p text:style-name="P3">BAXTER: “Ne kadar da uzun bir tünel.”</text:p>
      <text:p text:style-name="P2"/>
      <text:p text:style-name="P1">Koridorun sonunda bir laboratuvara çıkar. Burada kütüphaneye çıkan arkadan kapanmış kapının kilidini açar. Laboratuvarın bir diğer kapısı ise Güvenli Odaya çıkar.</text:p>
      <text:p text:style-name="P2"/>
      <text:p text:style-name="P1">Laboratuvara ilk girdiğinde:</text:p>
      <text:p text:style-name="P3">BAXTER: “Daha önce bu tarz yerlerde çalıştım...”</text:p>
      <text:p text:style-name="P3">BAXTER: “Ancak bu tarz şeyleri daha önce hiç görmedim.”</text:p>
      <text:p text:style-name="P1"><text:span text:style-name="T5">BAXTER: </text:span><text:span text:style-name="T6">“</text:span><text:span text:style-name="T5">Çok gelişmiş.”</text:span></text:p>
      <text:p text:style-name="P1"><text:span text:style-name="T5"/></text:p>
      <text:p text:style-name="P4">GÖREV BAŞLIĞI: Some Familiar Items</text:p>
      <text:p text:style-name="P4">Açıklama :</text:p>
      <text:p text:style-name="P4">-Make a strong acid mix for melting the chains.</text:p>
      <text:p text:style-name="P5"><text:span text:style-name="T5"/></text:p>
      <text:p text:style-name="P2"/>
      <text:p text:style-name="P1">Laboratuvarın bir köşesinde büyük bir makine vardır. Makinenin üstünde 3 adet şişe girişi vardır.<text:line-break/>Makinenin hemen yanında bir beyaz tahta vardır. Bu tahtanın üstünde sırasıyla 3 adet malzeme vardır.</text:p>
      <text:p text:style-name="P2"/>
      <text:p text:style-name="P2"/>
      <text:p text:style-name="P2"/>
      <text:p text:style-name="P2"/>
      <text:p text:style-name="P2"/>
      <text:p text:style-name="P2"/>
      <text:p text:style-name="P3">BAXTER: “Tuzruhu. Çok fazla dokunmamalıyım.”</text:p>
      <text:p text:style-name="P3">BAXTER: “Vitriol Yağı. Daha önce deneylerimded kullanmıştım.”</text:p>
      <text:p text:style-name="P3">BAXTER: “Kral Suyu. Kesinlikle işime yarayacak.”</text:p>
      <text:p text:style-name="P2"/>
      <text:p text:style-name="P2"/>
      <text:p text:style-name="P1">Malzemeleri yerine koyunca asit şişesi ortaya çıkar.</text:p>
      <text:p text:style-name="P3">BAXTER: “Dikkatli kullansam iyi olur.” (Hızlı ve kendi kendine fısıldar gibi)</text:p>
      <text:p text:style-name="P2"/>
      <text:p text:style-name="P4">GÖREV BAŞLIĞI: Acidic Mix</text:p>
      <text:p text:style-name="P4">Açıklama :</text:p>
      <text:p text:style-name="P4">-Melt the chains in the Library.</text:p>
      <text:p text:style-name="P5"/>
      <text:p text:style-name="P2"/>
      <text:p text:style-name="P1"><text:soft-page-break/>Ortaya çıkan asit şişesini, kütüphanedeki ritüel odasına giden kapının üzerindeki zincirlere dökerek zincirleri eritir.</text:p>
      <text:p text:style-name="P2"/>
      <text:p text:style-name="P3">BAXTER: “İşe yarayacağını biliyordum.”</text:p>
      <text:p text:style-name="P2"/>
      <text:p text:style-name="P4">GÖREV BAŞLIĞI: The Ritual</text:p>
      <text:p text:style-name="P4">Açıklama :</text:p>
      <text:p text:style-name="P4">-Find a way to complete the ritual.</text:p>
      <text:p text:style-name="P5"/>
      <text:p text:style-name="P2"/>
      <text:p text:style-name="P1">Böylece kapı otomaitk olarak açılır ve ritüel odasına giriş sağlanır.</text:p>
      <text:p text:style-name="P1">Ritüel odasının kapısından girerken Baxter, etraftaki büyük heykellerden etkilenir.</text:p>
      <text:p text:style-name="P2"/>
      <text:p text:style-name="P3">BAXTER: “Ben neyle karşı karşıyayım...” (Bıkmış ve kafası karışmış)</text:p>
      <text:p text:style-name="P2"/>
      <text:p text:style-name="P1">Baxter etraftı inceler. Kurukafaları koyabileceği 7 adet sütun vardır. Kurukafaları belli bir sıraya göre koyması gerektiğini anlar ancak nereye koyacağını bilemez. Ölü adamın bulunduğu masanın üstünde bir çizim görür. Bu çizim Harita Odası’nı ve bir masayı gösterir.</text:p>
      <text:p text:style-name="P2"/>
      <text:p text:style-name="P3">BAXTER: “Harita odası...” (Düşünür şekilde.)</text:p>
      <text:p text:style-name="P3">BAXTER: “Daha önce buna benzer bir şeyler görmüştüm!”</text:p>
      <text:p text:style-name="P2"/>
      <text:p text:style-name="P4">GÖREV BAŞLIĞI: Parts Of The Ritual</text:p>
      <text:p text:style-name="P4">Açıklama :</text:p>
      <text:p text:style-name="P4">-Search the Map Room for the placements of the skulls.</text:p>
      <text:p text:style-name="P5"/>
      <text:p text:style-name="P2"/>
      <text:p text:style-name="P1">Baxter Harita Odası’na gider ve masanın üstünde ritüel odasının küçük bir replikasını görür. Daha önce bu oda bulunmuş ve ritüel gerçekleştirilmiş. Baxter replikada gördüğü şekilde kurukafları Ritüel Odası’nda sütunlara yerleştirir.</text:p>
      <text:p text:style-name="P2"/>
      <text:p text:style-name="P3">BAXTER: “Bunların hepsini neden yapıyorum ki...”</text:p>
      <text:p text:style-name="P3">BAXTER: “Hayatı bu kadar çok seviyor muyum?”</text:p>
      <text:p text:style-name="P3">BAXTER: “Belki de vazgeçmeliyim.”</text:p>
      <text:p text:style-name="P2"/>
      <text:p text:style-name="P7">Baxter yeni açılan kapıdan geçer ve ileride bir sandık olduğunu görür.</text:p>
      <text:p text:style-name="P7"/>
      <text:p text:style-name="P7"/>
      <text:p text:style-name="P4"><text:soft-page-break/>GÖREV BAŞLIĞI: Don’t Be Greedy</text:p>
      <text:p text:style-name="P4">Açıklama :</text:p>
      <text:p text:style-name="P4">-Take a look at the chest.</text:p>
      <text:p text:style-name="P5"/>
      <text:p text:style-name="P7"/>
      <text:p text:style-name="P7"/>
      <text:p text:style-name="P7"><text:s/>Ona doğru ilerlerken taban hareket eder ve baxter aşağı doğru açılan delikten düşer.</text:p>
      <text:p text:style-name="P2"/>
      <text:p text:style-name="P3">BAXTER: “SİKKTİRRRRRRRRRRR!” (Çok korkmuş, Baxter aşağıya düşüyor)</text:p>
      <text:p text:style-name="P2"/>
      <text:p text:style-name="P1">Baxter aşağı düştüğünde etrafa göz atar.</text:p>
      <text:p text:style-name="P3">BAXTER: “Lanet olsun! Bacağım!”</text:p>
      <text:p text:style-name="P3">BAXTER: “Bu yerden nefret ediyorum!”</text:p>
      <text:p text:style-name="P2"/>
      <text:p text:style-name="P4">GÖREV BAŞLIĞI: Where Are You?</text:p>
      <text:p text:style-name="P4">Açıklama :</text:p>
      <text:p text:style-name="P4">-Search for an exit.</text:p>
      <text:p text:style-name="P5"/>
      <text:p text:style-name="P2"/>
      <text:p text:style-name="P1">Etrafta 4 ağır kapı vardır. Bu kapılardan şimdilik sadece 1 tanesi açılabilir gözükmektedir. Bir diğer kapıyı açmak için ise 2 adet çark gerekmektedir. Baxter şu an açılabilen tek kapıyı şalter ile açar ve ilerler. İlerlerken arkasından kapının kapanma sesi gelir. Geri dönüş yolu gözükmemektedir. Girdiği yerde binlerce hatta yüzbinlercec kurukafa vardır.</text:p>
      <text:p text:style-name="P2"/>
      <text:p text:style-name="P3">BAXTER: “Yeraltı mezarlığı mı?”</text:p>
      <text:p text:style-name="P2"/>
      <text:p text:style-name="P4">GÖREV BAŞLIĞI: Yes, A Catacomb</text:p>
      <text:p text:style-name="P4">Açıklama :</text:p>
      <text:p text:style-name="P4">- Continue to search for an exit.</text:p>
      <text:p text:style-name="P5"/>
      <text:p text:style-name="P2"/>
      <text:p text:style-name="P1">Oyuncu o andan itibaren etrafta şalterler ile kapıları açıp hızlı şekilde o kapılardan geçmelidir. Çünkü kapılar belli süre açık kaldıktan sonra kapanmaktadır.</text:p>
      <text:p text:style-name="P2"/>
      <text:p text:style-name="P1">Yaratığı ilk gördüğünde:</text:p>
      <text:p text:style-name="P3">BAXTER: “Tanrım... Bu da ne!?”</text:p>
      <text:p text:style-name="P2"/>
      <text:p text:style-name="P1"><text:soft-page-break/>Aynı zamanda Bu yeraltı mezarlığında dolaşan bir canavar daha vardır. Baxter’ın yaklaşık 2 katı olan bu canavar rastgele bir şekilde etrafta dolanır, bir şey bulamazsa havalandırmalarda dolaşmaya başlar.</text:p>
      <text:p text:style-name="P2"/>
      <text:p text:style-name="P1">Baxterdan çok daha hızlıdır ancak Baxter onu ışığa maruz bırakarak havalandırmalara geri gönderebilir.</text:p>
      <text:p text:style-name="P2"/>
      <text:p text:style-name="P3">BAXTER: “Çıkış için işime yarayabilir.”</text:p>
      <text:p text:style-name="P3">BAXTER: “Pekala, bunu nereye koyacağım?”</text:p>
      <text:p text:style-name="P2"/>
      <text:p text:style-name="P4">GÖREV BAŞLIĞI: More Gears</text:p>
      <text:p text:style-name="P4">Açıklama :</text:p>
      <text:p text:style-name="P4">-Collect the gears.</text:p>
      <text:p text:style-name="P5"/>
      <text:p text:style-name="P2"/>
      <text:p text:style-name="P1">Yeraltı mezarlığında ilerleyerek 3 adet çark bulur. Mezarlığın sonunda 2 tanesini kullanarak kapıyı açar ve en başta düştüğü odaya geri gelir. Aynı zamanda kapalı olan kapılardan biri daha açılır.</text:p>
      <text:p text:style-name="P2"/>
      <text:p text:style-name="P3">BAXTER: “Umarım oraya tekrar girmek zorunda kalmam.”</text:p>
      <text:p text:style-name="P5"/>
      <text:p text:style-name="P1">Eğer ana odada(Düştüğü 4 kapılı oda)’daki çarklı kapıya kalan 1 çarkı takarsa:</text:p>
      <text:p text:style-name="P3">BAXTER: “Kaldı 1.”</text:p>
      <text:p text:style-name="P2"/>
      <text:p text:style-name="P1">Bu kapıyı açmak için 1 çark daha gerekiyordur. O yüzden yeni açılan kapıdan geçer. Geçtiğinde daha önce hiç görmediği, laboratuvardakilerden bile gelişmiş teknolojiler görür. Burası kesinlikle eski bir yer değildir. Çok gelişmiş bir medeniyete ait olduğu bellidir. Ayrıca antikten gelişmişliğe geçişin 1 odada çabucak olması onun aklını karıştırır.</text:p>
      <text:p text:style-name="P2"/>
      <text:p text:style-name="P4">GÖREV BAŞLIĞI: Well, That’s Weird!</text:p>
      <text:p text:style-name="P4">Açıklama :</text:p>
      <text:p text:style-name="P4">-Search the area.</text:p>
      <text:p text:style-name="P5"/>
      <text:p text:style-name="P3">BAXTER: “Ne? Nasıl yani?”</text:p>
      <text:p text:style-name="P3">BAXTER: “Tanrım... Bunlar...”</text:p>
      <text:p text:style-name="P3">BAXTER: “Ne kadar garip.”</text:p>
      <text:p text:style-name="P3">BAXTER: “Bunlar eski olamaz. Nasıl olabilir!?”</text:p>
      <text:p text:style-name="P2"/>
      <text:p text:style-name="P1"><text:soft-page-break/>Kalan son çarkı bulmak için etrafı araştırır. İçeride 3 kapı daha vardır. Birisi tamamen kapalıdır. Diğerlerini ise nasıl açacağını bilmiyordur. Odadaki bir masanın üstünde 1 adet kağıt ve kart vardır.</text:p>
      <text:p text:style-name="P2"/>
      <text:p text:style-name="P3">BAXTER: “Galiba bunu bir yerlere sokmalıyım.”</text:p>
      <text:p text:style-name="P2"/>
      <text:p text:style-name="P4">GÖREV BAŞLIĞI: This Is Future</text:p>
      <text:p text:style-name="P4">Açıklama :</text:p>
      <text:p text:style-name="P4">- Find a way to use the keycard.</text:p>
      <text:p text:style-name="P5"/>
      <text:p text:style-name="P1">Kağıtta, kartın kapılar üzerinde kullanılabileceği resmedilmiştir. Baxter kapılardan ilkini açar.</text:p>
      <text:p text:style-name="P3">BAXTER: “Biliyordum!”</text:p>
      <text:p text:style-name="P2"/>
      <text:p text:style-name="P2"/>
      <text:p text:style-name="P1">İçeride küçük bir çöküntü vardır. Burayı eğilerek geçer. Hemen ileride ise bir hastane odasına benzeyen bir yer vardır. İçeride yatak, bitkiler, koltuk ve bazı medikal eşyalar vardır.</text:p>
      <text:p text:style-name="P1">Yatağın üstünde ölü bir adam, koltuklarda ise 2 kişi vardır.</text:p>
      <text:p text:style-name="P3">BAXTER: “Vay canına...”</text:p>
      <text:p text:style-name="P2"/>
      <text:p text:style-name="P1">İkincisinde ise ölmüş bir doktor ve elinde bir çark vardır.</text:p>
      <text:p text:style-name="P1">Dişli çarkı alırken:</text:p>
      <text:p text:style-name="P3">BAXTER: “Artık buna ihtiyacı olduğunu sanmıyorum.”</text:p>
      <text:p text:style-name="P2"/>
      <text:p text:style-name="P4">GÖREV BAŞLIĞI: Last Gear</text:p>
      <text:p text:style-name="P4">Açıklama :</text:p>
      <text:p text:style-name="P4">-Put the gears to their place.</text:p>
      <text:p text:style-name="P5"/>
      <text:p text:style-name="P1">Baxter çarkı alır ve ana odada yerine yerleştirir:</text:p>
      <text:p text:style-name="P3">BAXTER: “Tüm bunlar gerçekten çok garip.”</text:p>
      <text:p text:style-name="P3">BAXTER: “Bir an önce ona kavuşmak istiyorum.”</text:p>
      <text:p text:style-name="P2"/>
      <text:p text:style-name="P1">Ana odadaki son kapıda açılır. Uzunca bir merdiven Baxter’ı beklemektedir.</text:p>
      <text:p text:style-name="P2"/>
      <text:p text:style-name="P4">GÖREV BAŞLIĞI: A Long Wait</text:p>
      <text:p text:style-name="P4">Açıklama :</text:p>
      <text:p text:style-name="P4">- Search the new area.</text:p>
      <text:p text:style-name="P5"><text:soft-page-break/></text:p>
      <text:p text:style-name="P2"/>
      <text:p text:style-name="P7">Baxter aşağı iner ve bir oradaki tek butona basar. </text:p>
      <text:p text:style-name="P7">Bir süre sonra bir hareketli platform yanına yaklaşır.</text:p>
      <text:p text:style-name="P2"/>
      <text:p text:style-name="P2"/>
      <text:p text:style-name="P3">BAXTER: “Bu da ne böyle?”</text:p>
      <text:p text:style-name="P3">BAXTER: “...Bunu yapmak zorundayım değil mi?”</text:p>
      <text:p text:style-name="P2"/>
      <text:p text:style-name="P4">GÖREV BAŞLIĞI: No Man’s Fly</text:p>
      <text:p text:style-name="P4">Açıklama :</text:p>
      <text:p text:style-name="P4">- Move with the platform till it’s end.</text:p>
      <text:p text:style-name="P5"/>
      <text:p text:style-name="P1">Hareketli platformun üstüne çıkar ve bir başka butona daha basar. Platform hareket etmeye başlar.</text:p>
      <text:p text:style-name="P2"/>
      <text:p text:style-name="P3">BAXTER: “Tanrım... Tanrım...”</text:p>
      <text:p text:style-name="P3">BAXTER: “Bu çok... hareketli?”</text:p>
      <text:p text:style-name="P3"/>
      <text:p text:style-name="P4">GÖREV BAŞLIĞI: Is It All?</text:p>
      <text:p text:style-name="P4">Açıklama :</text:p>
      <text:p text:style-name="P4">- Continue to the journey.</text:p>
      <text:p text:style-name="P5"/>
      <text:p text:style-name="P2"/>
      <text:p text:style-name="P1">Bu şekilde karşı tarafa geçer. İndikten sonra büyük bir kapı çıkar karşısına. Daha önce bulduğu geçiş kartı ile bu kapıyı açar. İçeride bir koridor ve 3 kapı vardır. İlk iki kapı kilitlidir. Koridorun sonundaki kapıdan içeri girer. Oda küçüktür. İçeriye adım attığında kapı kapanıp kilitlenir ve The Whisperer saklandığı yerden çıkar.</text:p>
      <text:p text:style-name="P2"/>
      <text:p text:style-name="P4">GÖREV BAŞLIĞI: THE WHISPERER</text:p>
      <text:p text:style-name="P4">Açıklama :</text:p>
      <text:p text:style-name="P4">-Kill The Whisperer!</text:p>
      <text:p text:style-name="P5"/>
      <text:p text:style-name="P3">BAXTER: “AH Siktir!”</text:p>
      <text:p text:style-name="P3">BAXTER: “Kapı kapandı!”</text:p>
      <text:p text:style-name="P2"/>
      <text:p text:style-name="P12">BOSS ODASI 1</text:p>
      <text:p text:style-name="P1"><text:soft-page-break/>Buradaki amaç The Whisperer’ı ortadaki ateşleyicide sersemletip oda içerisindeki 3 butona da basıp ateşleyiciyi çalıştırmak.</text:p>
      <text:p text:style-name="P2"/>
      <text:p text:style-name="P3">BAXTER: “Belki etraftaki düğmelerle bir şeyler yapabilirim!”</text:p>
      <text:p text:style-name="P2"/>
      <text:p text:style-name="P1">Bu şekilde 3 kez The Whisperer’a hasar verirse The Whisperer ölür ve örnek düşürür.</text:p>
      <text:p text:style-name="P3">BAXTER: “İnanamıyorum, <text:span text:style-name="T8">ö</text:span>ldü!”</text:p>
      <text:p text:style-name="P3">BAXTER: “Sonunda bir örnek toplayabildim.”</text:p>
      <text:p text:style-name="P13">GÖREV BAŞLIĞI: <text:span text:style-name="T9">Death Of The Silence</text:span></text:p>
      <text:p text:style-name="P13">Açıklama :</text:p>
      <text:p text:style-name="P13">- <text:span text:style-name="T9">Check the other room.</text:span></text:p>
      <text:p text:style-name="P2"/>
      <text:p text:style-name="P2"/>
      <text:p text:style-name="P1">Kapı açılır ve koridora tekrar çıkılır. Koridordaki 1 odanın kilidi daha açılmıştır.</text:p>
      <text:p text:style-name="P1">Burası tuvalettir.</text:p>
      <text:p text:style-name="P3">BAXTER: “Çok berbat kokuyor...”</text:p>
      <text:p text:style-name="P2"/>
      <text:p text:style-name="P14">GÖREV BAŞLIĞI: <text:span text:style-name="T9">Smells Bad</text:span></text:p>
      <text:p text:style-name="P14">Açıklama :</text:p>
      <text:p text:style-name="P14">- <text:span text:style-name="T9">Search the room.</text:span></text:p>
      <text:p text:style-name="P14"/>
      <text:p text:style-name="P15">Tuvaletteki bir notta hemen yandaki ışık paneline ışık tutarak enerji yüklendiği anlatılır. </text:p>
      <text:p text:style-name="P15"/>
      <text:p text:style-name="P16">GÖREV BAŞLIĞI: <text:span text:style-name="T10">Light Energy</text:span></text:p>
      <text:p text:style-name="P16">Açıklama :</text:p>
      <text:p text:style-name="P16">- <text:span text:style-name="T10">Fill the Energy Bar by shining your Lantern</text:span><text:span text:style-name="T9">.</text:span></text:p>
      <text:p text:style-name="P15"/>
      <text:p text:style-name="P15">Bu şekilde bir sonraki oda açılır.</text:p>
      <text:p text:style-name="P2"/>
      <text:p text:style-name="P3">BAXTER: “Eski yöntemlerin hala çalışması çok şaşırtıcı.”</text:p>
      <text:p text:style-name="P3"/>
      <text:p text:style-name="P3"/>
      <text:p text:style-name="P3"/>
      <text:p text:style-name="P3"/>
      <text:p text:style-name="P3"/>
      <text:p text:style-name="P3"/>
      <text:p text:style-name="P3"><text:soft-page-break/></text:p>
      <text:p text:style-name="P3"/>
      <text:p text:style-name="P16">GÖREV BAŞLIĞI: <text:span text:style-name="T10">Out Of Gas</text:span></text:p>
      <text:p text:style-name="P16">Açıklama :</text:p>
      <text:p text:style-name="P16">- <text:span text:style-name="T10">Find an exit</text:span><text:span text:style-name="T9">.</text:span></text:p>
      <text:p text:style-name="P2"/>
      <text:p text:style-name="P1">Oda başka bir odaya açılır. Burası Baxter’a tanıdık gelen cisimlerle doludur.</text:p>
      <text:p text:style-name="P2"/>
      <text:p text:style-name="P3">BAXTER: “Neden bilmiyorum ama bazı şeyler çok tanıdık geliyor.”</text:p>
      <text:p text:style-name="P2"/>
      <text:p text:style-name="P1">Hatta bir notta Evelynn’den gelen bir mektup vardır.</text:p>
      <text:p text:style-name="P2"/>
      <text:p text:style-name="P8">Belki Bir Gün:</text:p>
      <text:p text:style-name="P2"/>
      <text:p text:style-name="P8">Baxter,</text:p>
      <text:p text:style-name="P8">Seni çok ama çok özledim.</text:p>
      <text:p text:style-name="P8">Ailenin sana neler yaşattığını çok iyi biliyorum ama artık bunları aşmalısın. Anneni artık düşünmediğini öğrendim. Aferin sana.</text:p>
      <text:p text:style-name="P2"/>
      <text:p text:style-name="P8">-Sevgili Eşin Evelynn</text:p>
      <text:p text:style-name="P2"/>
      <text:p text:style-name="P3">BAXTER: “Evelynn mi?”</text:p>
      <text:p text:style-name="P3">BAXTER: “Bu nasıl olabilir!?”</text:p>
      <text:p text:style-name="P2"/>
      <text:p text:style-name="P2"/>
      <text:p text:style-name="P2"/>
      <text:p text:style-name="P2"/>
      <text:p text:style-name="P2"/>
      <text:p text:style-name="P8">Odayı incelediğinde tuvaletteki cihazdan 5 adet daha olduğunu görür. Yanlarında birer adet ekran vardır. Bu o cihazların güç süresidir. Cihaz enerjisi dolduktan sonra yandaki ekranda cihazın kapanacağı süre belirir.</text:p>
      <text:p text:style-name="P16"/>
      <text:p text:style-name="P16">GÖREV BAŞLIĞI: <text:span text:style-name="T10">The Big Guy, Again!</text:span></text:p>
      <text:p text:style-name="P16">Açıklama :</text:p>
      <text:p text:style-name="P16">- <text:span text:style-name="T10">Kill The Shut Daddy!</text:span></text:p>
      <text:p text:style-name="P2"/>
      <text:p text:style-name="P2"/>
      <text:p text:style-name="P12"><text:soft-page-break/>BOSS ODASI 2</text:p>
      <text:p text:style-name="P1">Bu oda Shut Daddy içindir. Etraftan çıkarak rastgele şekilde saldırır. Oyuncunun amacı Shut Daddy’i kaçırarak girdiği havalandırmayı ateşlemektir. Eğer doğru havalandırmayı ateşler<text:span text:style-name="T11">se</text:span> ShutDaddy’e zarar verir. Bunu 6 kez yaparak onu öldürür.</text:p>
      <text:p text:style-name="P2"/>
      <text:p text:style-name="P1">Shut Daddy ölünce bir sonraki kapı açılır.</text:p>
      <text:p text:style-name="P2"/>
      <text:p text:style-name="P2"/>
      <text:p text:style-name="P12">BOSS ODASI 3</text:p>
      <text:p text:style-name="P1">Burası ise Ghostly Piggy’nin yeridir. Rastgele yerlerden çıkar. Oyuncunun amacı ışık panellerini doğru zamanda enerjiyle doldurup ghostly piggy’i yok etmesidir.</text:p>
      <text:p text:style-name="P2"/>
      <text:p text:style-name="P1">Bunu 5 kez yapınca geldiği kapılar açılır. En baştaki koridora çıkar. Ve son kapı açılmıştır.</text:p>
      <text:p text:style-name="P2"/>
      <text:p text:style-name="P1">İçeride daha önce bindiği hareketli platformdan bir tane daha vardır.</text:p>
      <text:p text:style-name="P2"/>
      <text:p text:style-name="P1">Baxter bu platforma biner ve biraz uzun bir yolculuğa çıkar. Yolculuğun sonunda Kazı odasına gelir. Bu kazı odası oldukça büyüktür. Etrafta birçok ceset vardır. Anlamsız bir şekilde bazı köşelerde yataklar ve üstlerinde ölüler vardır.</text:p>
      <text:p text:style-name="P2"/>
      <text:p text:style-name="P17">Kazı odasında <text:span text:style-name="T12">bulunan 3 vanayı açarak kazı çubuğu kaldırılır ve <text:s/>çukur açılır.</text:span></text:p>
      <text:p text:style-name="P17"/>
      <text:p text:style-name="P18">Çukura atlayınca son sinematik girer.</text:p>
      <text:p text:style-name="P18"/>
      <text:p text:style-name="P18">Sinematik:</text:p>
      <text:p text:style-name="P18"/>
      <text:p text:style-name="P18"/>
      <text:p text:style-name="P18">Oyun ekranı kararır, Evelynn’in sesi gelir:</text:p>
      <text:p text:style-name="P19"><text:span text:style-name="T13">Evelynn: </text:span>“<text:span text:style-name="T12">Edgar, Baxter amcana selam ver bakalım.</text:span><text:span text:style-name="T13">”</text:span></text:p>
      <text:p text:style-name="P20"><text:span text:style-name="T12">Edgar</text:span>: <text:span text:style-name="T12">*Gülme sesleri çıkarır*</text:span></text:p>
      <text:p text:style-name="P19"><text:span text:style-name="T13">Evelynn: </text:span>“<text:span text:style-name="T12">Baxter, yaptığım şeyler için pişmanım ama seni asla unutmadım. Şimdi gitmeliyim. Daha sonra tekrar...</text:span><text:span text:style-name="T13">”</text:span></text:p>
      <text:p text:style-name="P21"/>
      <text:p text:style-name="P18">O sırada ekran açılır. Bir hastane odasında Baxter uyanır.</text:p>
      <text:p text:style-name="P18">Evelynn, çocuğuyla birlikte içeridedir.</text:p>
      <text:p text:style-name="P18"/>
      <text:p text:style-name="P19"><text:span text:style-name="T13">Evelynn: </text:span>“<text:span text:style-name="T12">Hayır hayır hayır! Bu olamaz! Baxter!!</text:span><text:span text:style-name="T13">”</text:span></text:p>
      <text:p text:style-name="P22"><text:span text:style-name="T13">BAXTER: “</text:span><text:span text:style-name="T12">E----Evelynn</text:span><text:span text:style-name="T14">?</text:span><text:span text:style-name="T13">”</text:span></text:p>
      <text:p text:style-name="P19"><text:span text:style-name="T13">Evelynn: </text:span>“<text:span text:style-name="T12">Sanırım komadan çıkıyor! Lütfen yardım edin!</text:span><text:span text:style-name="T13">”</text:span></text:p>
      <text:p text:style-name="P19"/>
      <text:p text:style-name="P18"><text:soft-page-break/>Burada oyun biter.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6T19:25:34.900000000</meta:creation-date>
    <dc:date>2025-04-30T15:05:13.952000000</dc:date>
    <meta:editing-duration>PT1H7M29S</meta:editing-duration>
    <meta:editing-cycles>3</meta:editing-cycles>
    <meta:generator>LibreOffice/24.8.6.2$Windows_X86_64 LibreOffice_project/6d98ba145e9a8a39fc57bcc76981d1fb1316c60c</meta:generator>
    <meta:document-statistic meta:table-count="0" meta:image-count="0" meta:object-count="0" meta:page-count="15" meta:paragraph-count="271" meta:word-count="2321" meta:character-count="16098" meta:non-whitespace-character-count="14042"/>
  </office:meta>
</office:document-meta>
</file>